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lue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1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381cm" draw:marker-end="Arrow" draw:marker-end-width="0.483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0.114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title">
      <style:graphic-properties draw:fill-color="#ffffff" draw:auto-grow-height="true" fo:min-height="2.301cm"/>
    </style:style>
    <style:style style:name="pr2" style:family="presentation" style:parent-style-name="Blue-subtitle" style:list-style-name="L3">
      <style:graphic-properties draw:fill-color="#ffffff" draw:auto-grow-height="true" fo:min-height="13.864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draw:auto-grow-height="true" fo:min-height="3.508cm"/>
    </style:style>
    <style:style style:name="pr5" style:family="presentation" style:parent-style-name="Blue-title">
      <style:graphic-properties draw:fill-color="#ffffff" fo:min-height="3.257cm"/>
    </style:style>
    <style:style style:name="pr6" style:family="presentation" style:parent-style-name="Blue-outline1">
      <style:graphic-properties draw:fill-color="#ffffff" fo:min-height="13.613cm"/>
    </style:style>
    <style:style style:name="pr7" style:family="presentation" style:parent-style-name="Blue-notes">
      <style:graphic-properties draw:fill-color="#ffffff" fo:min-height="13.114cm"/>
    </style:style>
    <style:style style:name="pr8" style:family="presentation" style:parent-style-name="Blue-outline1">
      <style:graphic-properties draw:fill-color="#ffffff" fo:min-height="15.792cm"/>
    </style:style>
    <style:style style:name="pr9" style:family="presentation" style:parent-style-name="Blue-outline1">
      <style:graphic-properties draw:fill-color="#ffffff" draw:auto-grow-height="true" fo:min-height="16.52cm"/>
    </style:style>
    <style:style style:name="pr10" style:family="presentation" style:parent-style-name="Blue-outline1">
      <style:graphic-properties draw:fill-color="#ffffff" fo:min-height="15.6cm"/>
    </style:style>
    <style:style style:name="pr11" style:family="presentation" style:parent-style-name="Blue-outline1">
      <style:graphic-properties draw:fill-color="#ffffff" fo:min-height="9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end" fo:text-indent="-0.6cm"/>
    </style:style>
    <style:style style:name="P5" style:family="paragraph">
      <style:paragraph-properties fo:margin-left="1.2cm" fo:margin-right="0cm" fo:text-indent="-0.6cm"/>
      <style:text-properties fo:font-size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'Nimbus Sans L'" style:font-family-generic="swiss" style:font-pitch="variabl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7.761cm" svg:height="2.301cm" svg:x="0.229cm" svg:y="0cm" presentation:class="title" presentation:user-transformed="true">
          <draw:text-box>
            <text:p text:style-name="P1"><text:span text:style-name="T1">IKI81202T: Jaringan Komputer &amp; Komunikasi Data</text:span><text:span text:style-name="T2"> </text:span></text:p>
          </draw:text-box>
        </draw:frame>
        <draw:frame presentation:style-name="pr2" draw:text-style-name="P5" draw:layer="layout" svg:width="25.191cm" svg:height="13.864cm" svg:x="1.399cm" svg:y="4.915cm" presentation:class="subtitle">
          <draw:text-box>
            <text:list text:style-name="L1">
              <text:list-item>
                <text:list>
                  <text:list-item>
                    <text:p text:style-name="P3"><text:span text:style-name="T3">RahmatM.Samik-Ibrahim </text:span><text:span text:style-name="T4">at mti08 dt vlsm dt or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6">(c) 2008 All Rights Reversed, All Wrongs Corrected -- Permission is granted for whatever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6"><text:s text:c="4"/></text:span><text:span text:style-name="T6">(c) 2008 <text:s text:c="3"/>versi 08-05-15-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>
        <office:forms form:automatic-focus="false" form:apply-design-mode="false"/>
        <draw:frame presentation:style-name="pr4" draw:text-style-name="P1" draw:layer="layout" svg:width="25.191cm" svg:height="3.508cm" svg:x="1.3cm" svg:y="0cm" presentation:class="title">
          <draw:text-box>
            <text:p text:style-name="P1">Kontak</text:p>
          </draw:text-box>
        </draw:frame>
        <draw:frame presentation:style-name="Blue-outline1" draw:layer="layout" svg:width="26.325cm" svg:height="5.091cm" svg:x="1.399cm" svg:y="4.915cm" presentation:class="outline" presentation:user-transformed="true">
          <draw:text-box>
            <text:list text:style-name="L2">
              <text:list-item>
                <text:p text:style-name="P7">RahmatM.Samik-Ibrahim <text:span text:style-name="T4">at mti08 dt vlsm dt org</text:span></text:p>
              </text:list-item>
            </text:list>
            <text:list text:style-name="L2">
              <text:list-item>
                <text:p text:style-name="P7"><text:span text:style-name="T7">SCELE: </text:span><text:span text:style-name="T4">http://webkuliah.mti.cs.ui.ac.id/ </text:span></text:p>
              </text:list-item>
            </text:list>
            <text:list text:style-name="L2">
              <text:list-item>
                <text:p text:style-name="P7"><text:span text:style-name="T7">Tanggal Presentasi: 29 Mei 200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5" draw:text-style-name="P1" draw:layer="layout" svg:width="25.191cm" svg:height="3.257cm" svg:x="1.3cm" svg:y="0.125cm" presentation:class="title" presentation:user-transformed="true">
          <draw:text-box>
            <text:p text:style-name="P1">Tugas <text:s/>Pertama (10-16 April 2008)</text:p>
          </draw:text-box>
        </draw:frame>
        <draw:frame presentation:style-name="pr6" draw:text-style-name="P7" draw:layer="layout" svg:width="25.191cm" svg:height="13.613cm" svg:x="1.399cm" svg:y="4.915cm" presentation:class="outline">
          <draw:text-box>
            <text:list text:style-name="L2">
              <text:list-item>
                <text:p text:style-name="P7">8 pokja P261, P262, ..., P268 (2-10 anggota)</text:p>
              </text:list-item>
            </text:list>
            <text:list text:style-name="L2">
              <text:list-item>
                <text:p text:style-name="P7"><text:span text:style-name="T8">SETIAP PESERTA</text:span> mengirim email dari:</text:p>
              </text:list-item>
            </text:list>
            <text:list text:style-name="L2">
              <text:list-item>
                <text:list>
                  <text:list-item>
                    <text:p text:style-name="P8">@gmail.c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@ui.edu</text:p>
                  </text:list-item>
                </text:list>
              </text:list-item>
            </text:list>
            <text:list text:style-name="L2">
              <text:list-item>
                <text:p text:style-name="P7">Pokja Pilih Lokas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udirman BL, Sudirman BD, Sudirman TL, Sudirman TG, Thamrin B, Thamrin T, Kuningan B, Kuningan T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Balikpapan, Bandung, Bogor, Cilegon, Cirebon, Denpasar, Jayapura, Makasar, Malang, Manado, Medan, Padang, Palembang, Semarang, Surabaya, Yogyakar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5" draw:text-style-name="P1" draw:layer="layout" svg:width="25.191cm" svg:height="3.257cm" svg:x="1.3cm" svg:y="0.125cm" presentation:class="title">
          <draw:text-box>
            <text:p text:style-name="P1">Laporan Mingguan (1)</text:p>
          </draw:text-box>
        </draw:frame>
        <draw:frame presentation:style-name="pr8" draw:text-style-name="P7" draw:layer="layout" svg:width="26.977cm" svg:height="15.792cm" svg:x="0.44cm" svg:y="3.45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Berkas: ''PX-01-laporan.pdf'' [PX=nama pokja]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ormat dokumen ''PDF'' dengan ukuran kertas ''A4''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rangkum kegiatan pokja pada minggu pertama dan minggu berikutny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Kumpulkan ke SCELE, tugas ini ''AS-IS'' walau pun belum rampung. Terlambat mengumpulkan dianggap tidak mengumpulkan. <text:span text:style-name="T8">Jangan sampai mengumpulkan lebih dari satu versi laporan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ama lengkap para anggota (sesuai SIAK) + em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5" draw:text-style-name="P1" draw:layer="layout" svg:width="25.191cm" svg:height="3.257cm" svg:x="1.3cm" svg:y="0.125cm" presentation:class="title">
          <draw:text-box>
            <text:p text:style-name="P1">Laporan Mingguan (2)</text:p>
          </draw:text-box>
        </draw:frame>
        <draw:frame presentation:style-name="pr6" draw:text-style-name="P7" draw:layer="layout" svg:width="25.191cm" svg:height="13.613cm" svg:x="1.399cm" svg:y="4.915cm" presentation:class="outline">
          <draw:text-box>
            <text:list text:style-name="L2">
              <text:list-item>
                <text:list>
                  <text:list-item>
                    <text:p text:style-name="P8">Notasi Hak Cipta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(c) 2008 Pokja 260 (P260) MTI UI. Silakan menyalin dan/atau memodifikasi dokumen ini selama tidak menghapus nota hak cipta ini! Ketentuan ini tidak berlaku untuk produk adaptasi dengan nota Hak Cipta terpisah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Hindari <text:s/>''cut and paste'', sebutkan sumberny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Kontribusi setiap anggot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aftar pustaka lengk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5" draw:text-style-name="P1" draw:layer="layout" svg:width="25.191cm" svg:height="3.257cm" svg:x="1.3cm" svg:y="0.125cm" presentation:class="title">
          <draw:text-box>
            <text:p text:style-name="P1">Petunjuk Tambahan</text:p>
          </draw:text-box>
        </draw:frame>
        <draw:frame presentation:style-name="pr6" draw:text-style-name="P7" draw:layer="layout" svg:width="25.191cm" svg:height="14.606cm" svg:x="1.399cm" svg:y="4.915cm" presentation:class="outline" presentation:user-transformed="true">
          <draw:text-box>
            <text:list text:style-name="L2">
              <text:list-item>
                <text:p text:style-name="P7">JANGAN:</text:p>
              </text:list-item>
            </text:list>
            <text:list text:style-name="L2">
              <text:list-item>
                <text:list>
                  <text:list-item>
                    <text:p text:style-name="P8">mencantumkan NOMOR POKOK MAHASISW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ncantumkan alamat email lengkap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ahasa campur-aduk Inggris/Indonesia.</text:p>
                  </text:list-item>
                </text:list>
              </text:list-item>
            </text:list>
            <text:list text:style-name="L2">
              <text:list-item>
                <text:p text:style-name="P7">JANGAN LUPA:</text:p>
              </text:list-item>
            </text:list>
            <text:list text:style-name="L2">
              <text:list-item>
                <text:list>
                  <text:list-item>
                    <text:p text:style-name="P8">Ini informasi publik, pertimbangkan apa yang ingin disampaikan, dan apa yang tidak!</text:p>
                  </text:list-item>
                </text:list>
              </text:list-item>
            </text:list>
            <text:list text:style-name="L2">
              <text:list-item>
                <text:p text:style-name="P7">Opsi</text:p>
              </text:list-item>
            </text:list>
            <text:list text:style-name="L2">
              <text:list-item>
                <text:list>
                  <text:list-item>
                    <text:p text:style-name="P8">Silakan menggunakan screen capture. Upayakan dengan ukuran minimu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1cm" svg:height="3.508cm" svg:x="1.3cm" svg:y="0cm" presentation:class="title">
          <draw:text-box>
            <text:p text:style-name="P1">Tugas <text:s/>Kedua (17-23 April 2008)</text:p>
          </draw:text-box>
        </draw:frame>
        <draw:frame presentation:style-name="pr9" draw:text-style-name="P7" draw:layer="layout" svg:width="26.823cm" svg:height="16.52cm" svg:x="0.709cm" svg:y="3.458cm" presentation:class="outline" presentation:user-transformed="true">
          <draw:text-box>
            <text:list text:style-name="L2">
              <text:list-item>
                <text:p text:style-name="P7">Tinjauan Pustaka</text:p>
              </text:list-item>
            </text:list>
            <text:list text:style-name="L2">
              <text:list-item>
                <text:list>
                  <text:list-item>
                    <text:p text:style-name="P8">Gmail vs Y!Mail (+ pilihan lai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cure Socket Layer (SS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OP3 (<text:span text:style-name="T8">Info APA SAJA yang diperlukan!!!</text:span>)</text:p>
                  </text:list-item>
                </text:list>
              </text:list-item>
            </text:list>
            <text:list text:style-name="L2">
              <text:list-item>
                <text:p text:style-name="P7">Account Baru: <text:s/>nama@mti08.vlsm.org</text:p>
              </text:list-item>
            </text:list>
            <text:list text:style-name="L2">
              <text:list-item>
                <text:p text:style-name="P7">POP3: @gmail.com &lt;--- @mti08.vlsm.org melalui SSL</text:p>
              </text:list-item>
            </text:list>
            <text:list text:style-name="L2">
              <text:list-item>
                <text:p text:style-name="P7">Account GMAIL harus dapat mengirim email dengan header FROM: nama@mti08.vlsm.org</text:p>
              </text:list-item>
            </text:list>
            <text:list text:style-name="L2">
              <text:list-item>
                <text:p text:style-name="P7">Buat laporan rinci, termasuk pilihan konfigura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5" draw:text-style-name="P1" draw:layer="layout" svg:width="25.191cm" svg:height="3.257cm" svg:x="1.3cm" svg:y="0.125cm" presentation:class="title">
          <draw:text-box>
            <text:p text:style-name="P1">Tugas <text:s/>Ketiga (24-30 April 2008)</text:p>
          </draw:text-box>
        </draw:frame>
        <draw:frame presentation:style-name="pr6" draw:text-style-name="P7" draw:layer="layout" svg:width="25.191cm" svg:height="13.613cm" svg:x="1.399cm" svg:y="4.915cm" presentation:class="outline">
          <draw:text-box>
            <text:list text:style-name="L2">
              <text:list-item>
                <text:p text:style-name="P7">Account: <text:s/>nama@ui.edu</text:p>
              </text:list-item>
            </text:list>
            <text:list text:style-name="L2">
              <text:list-item>
                <text:p text:style-name="P7">POP3: 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8">@gmail.com &lt;-- @mti08.vlsm.org &lt;--- @ui.edu</text:span></text:p>
                  </text:list-item>
                </text:list>
              </text:list-item>
            </text:list>
            <text:list text:style-name="L2">
              <text:list-item>
                <text:p text:style-name="P7">Account MTI08 harus dapat mengirim email dengan header FROM: nama@ui.edu</text:p>
              </text:list-item>
            </text:list>
            <text:list text:style-name="L2">
              <text:list-item>
                <text:p text:style-name="P7">Account GMAIL harus dapat mengirim email dengan header FROM: nama@ui.e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text-style-name="P1" draw:layer="layout" svg:width="25.191cm" svg:height="3.257cm" svg:x="1.3cm" svg:y="0.125cm" presentation:class="title" presentation:user-transformed="true">
          <draw:text-box>
            <text:p text:style-name="P1">Tugas <text:s/>Keempat (2-14 Mei 2008)</text:p>
          </draw:text-box>
        </draw:frame>
        <draw:frame presentation:style-name="pr10" draw:text-style-name="P7" draw:layer="layout" svg:width="26.823cm" svg:height="17.232cm" svg:x="0.747cm" svg:y="3.343cm" presentation:class="outline" presentation:user-transformed="true">
          <draw:text-box>
            <text:list text:style-name="L2">
              <text:list-item>
                <text:p text:style-name="P7">Rupa-rupa ilmu: DNS, Google APPS, dst.</text:p>
              </text:list-item>
            </text:list>
            <text:list text:style-name="L2">
              <text:list-item>
                <text:p text:style-name="P7">Domain Baru: <text:s/>p260.mti08.vlsm.org</text:p>
              </text:list-item>
            </text:list>
            <text:list text:style-name="L2">
              <text:list-item>
                <text:p text:style-name="P7">Buat account baru untuk setiap anggota pokja</text:p>
              </text:list-item>
            </text:list>
            <text:list text:style-name="L2">
              <text:list-item>
                <text:p text:style-name="P7">Setiap anggota POP3: </text:p>
              </text:list-item>
            </text:list>
            <text:list text:style-name="L2">
              <text:list-item>
                <text:list>
                  <text:list-item>
                    <text:p text:style-name="P8">@p260.mti08.vlsm.org &lt;--- @ui.edu</text:p>
                  </text:list-item>
                </text:list>
              </text:list-item>
            </text:list>
            <text:list text:style-name="L2">
              <text:list-item>
                <text:p text:style-name="P7">Account MTI08 harus dapat mengirim email dengan header FROM:</text:p>
              </text:list-item>
            </text:list>
            <text:list text:style-name="L2">
              <text:list-item>
                <text:list>
                  <text:list-item>
                    <text:p text:style-name="P8"><text:s/>nama@p260.mti08.vlsm.org</text:p>
                  </text:list-item>
                </text:list>
              </text:list-item>
            </text:list>
            <text:list text:style-name="L2">
              <text:list-item>
                <text:p text:style-name="P7">Account GMAIL harus dapat mengirim email dengan header FROM:</text:p>
              </text:list-item>
            </text:list>
            <text:list text:style-name="L2">
              <text:list-item>
                <text:list>
                  <text:list-item>
                    <text:p text:style-name="P8"><text:s/>nama@p260.mti08.vlsm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5" draw:text-style-name="P1" draw:layer="layout" svg:width="25.191cm" svg:height="3.257cm" svg:x="1.3cm" svg:y="0.125cm" presentation:class="title">
          <draw:text-box>
            <text:p text:style-name="P1">Tugas <text:s/>Kelima (15-21 Mei 2008)</text:p>
          </draw:text-box>
        </draw:frame>
        <draw:frame presentation:style-name="Blue-outline1" draw:layer="layout" svg:width="25.191cm" svg:height="2.533cm" svg:x="1.399cm" svg:y="4.915cm" presentation:class="outline" presentation:user-transformed="true">
          <draw:text-box>
            <text:list text:style-name="L2">
              <text:list-item>
                <text:p text:style-name="P7">Rancang sistem jaringan lengkap antara pusat dan caba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draw:frame presentation:style-name="pr5" draw:text-style-name="P1" draw:layer="layout" svg:width="25.191cm" svg:height="3.257cm" svg:x="1.3cm" svg:y="0.125cm" presentation:class="title">
          <draw:text-box>
            <text:p text:style-name="P1">Diskusi</text:p>
          </draw:text-box>
        </draw:frame>
        <draw:frame presentation:style-name="pr6" draw:text-style-name="P7" draw:layer="layout" svg:width="25.191cm" svg:height="13.613cm" svg:x="1.399cm" svg:y="4.915cm" presentation:class="outline">
          <draw:text-box>
            <text:list text:style-name="L2">
              <text:list-item>
                <text:p text:style-name="P7">Empat Aspek</text:p>
              </text:list-item>
            </text:list>
            <text:list text:style-name="L2">
              <text:list-item>
                <text:list>
                  <text:list-item>
                    <text:p text:style-name="P8">Bandwidth, Jarak, Biaya, Ketersediaan</text:p>
                  </text:list-item>
                </text:list>
              </text:list-item>
            </text:list>
            <text:list text:style-name="L2">
              <text:list-item>
                <text:p text:style-name="P7">Pilihan Koneksi</text:p>
              </text:list-item>
            </text:list>
            <text:list text:style-name="L2">
              <text:list-item>
                <text:list>
                  <text:list-item>
                    <text:p text:style-name="P8">ISDN, X.25, ATM, Frame Relay, Modem Jadu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NET/SDH, DSL, Gigabit Ethernet, MP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SAT, Radio Link, 3G,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iFi, Bluetooth,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HCP, DNS, LDAP, Mail Server, File Ser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draw:frame presentation:style-name="pr5" draw:text-style-name="P1" draw:layer="layout" svg:width="25.191cm" svg:height="3.257cm" svg:x="1.3cm" svg:y="0.125cm" presentation:class="title">
          <draw:text-box>
            <text:p text:style-name="P1">Routing</text:p>
          </draw:text-box>
        </draw:frame>
        <draw:frame presentation:style-name="pr11" draw:text-style-name="P7" draw:layer="layout" svg:width="26.363cm" svg:height="9.35cm" svg:x="0.44cm" svg:y="3.419cm" presentation:class="outline" presentation:user-transformed="true">
          <draw:text-box>
            <text:list text:style-name="L2">
              <text:list-item>
                <text:p text:style-name="P7">Alamat IPv4 (UI)</text:p>
              </text:list-item>
            </text:list>
            <text:list text:style-name="L2">
              <text:list-item>
                <text:list>
                  <text:list-item>
                    <text:p text:style-name="P8">dosen: rmsbase <text:s/>(152.118.28.88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rver: telaga.cs.ui.edu (152.118.28.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T: www.eng.ui.edu (152.118.148.4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I: www.ui.edu (152.118.24.4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irror: kambing.ui.edu (152.118.24.30)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5.944cm" svg:height="1.825cm" svg:x="0.305cm" svg:y="13.04cm">
          <draw:text-box>
            <text:p text:style-name="P10"><text:span text:style-name="T9">rmsbase</text:span></text:p>
            <text:p text:style-name="P10"><text:span text:style-name="T9">152.118.28.88</text:span></text:p>
          </draw:text-box>
        </draw:frame>
        <draw:frame draw:style-name="gr2" draw:text-style-name="P11" draw:layer="layout" svg:width="5.944cm" svg:height="1.825cm" svg:x="0.421cm" svg:y="17.334cm">
          <draw:text-box>
            <text:p text:style-name="P10"><text:span text:style-name="T9">telaga</text:span></text:p>
            <text:p text:style-name="P10"><text:span text:style-name="T9">152.118.28.2</text:span></text:p>
          </draw:text-box>
        </draw:frame>
        <draw:custom-shape draw:style-name="gr3" draw:text-style-name="P12" draw:layer="layout" svg:width="1.035cm" svg:height="1.112cm" svg:x="8.435cm" svg:y="16.1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11" draw:layer="layout" svg:width="5.944cm" svg:height="1.825cm" svg:x="1.879cm" svg:y="15.149cm">
          <draw:text-box>
            <text:p text:style-name="P10"><text:span text:style-name="T9"/></text:p>
            <text:p text:style-name="P10"><text:span text:style-name="T9">152.118.28.0/24</text:span></text:p>
          </draw:text-box>
        </draw:frame>
        <draw:line draw:style-name="gr4" draw:text-style-name="P12" draw:layer="layout" svg:x1="8.436cm" svg:y1="16.642cm" svg:x2="5.215cm" svg:y2="14.495cm">
          <text:p text:style-name="P1"/>
        </draw:line>
        <draw:line draw:style-name="gr4" draw:text-style-name="P12" draw:layer="layout" svg:x1="8.437cm" svg:y1="16.643cm" svg:x2="5.1cm" svg:y2="18.56cm">
          <text:p text:style-name="P1"/>
        </draw:line>
        <draw:frame draw:style-name="gr5" draw:text-style-name="P13" draw:layer="layout" svg:width="0.959cm" svg:height="0.962cm" svg:x="8.474cm" svg:y="16.182cm">
          <draw:text-box>
            <text:p text:style-name="P1"><text:span text:style-name="T8">R</text:span></text:p>
          </draw:text-box>
        </draw:frame>
        <draw:line draw:style-name="gr4" draw:text-style-name="P12" draw:layer="layout" svg:x1="9.548cm" svg:y1="16.566cm" svg:x2="12.539cm" svg:y2="14.572cm">
          <text:p text:style-name="P1"/>
        </draw:line>
        <draw:line draw:style-name="gr4" draw:text-style-name="P12" draw:layer="layout" svg:x1="9.549cm" svg:y1="16.566cm" svg:x2="12.54cm" svg:y2="14.572cm">
          <text:p text:style-name="P1"/>
        </draw:line>
        <draw:line draw:style-name="gr4" draw:text-style-name="P12" draw:layer="layout" svg:x1="9.549cm" svg:y1="16.566cm" svg:x2="12.155cm" svg:y2="18.521cm">
          <text:p text:style-name="P1"/>
        </draw:line>
        <draw:frame draw:style-name="gr2" draw:text-style-name="P11" draw:layer="layout" svg:width="5.944cm" svg:height="1.825cm" svg:x="12.958cm" svg:y="13.042cm">
          <draw:text-box>
            <text:p text:style-name="P10"><text:span text:style-name="T9">www.ui.edu</text:span></text:p>
            <text:p text:style-name="P10"><text:span text:style-name="T9">152.118.24.42</text:span></text:p>
          </draw:text-box>
        </draw:frame>
        <draw:frame draw:style-name="gr2" draw:text-style-name="P11" draw:layer="layout" svg:width="5.944cm" svg:height="1.825cm" svg:x="12.001cm" svg:y="18.103cm">
          <draw:text-box>
            <text:p text:style-name="P10"><text:span text:style-name="T9">kambing.ui.edu</text:span></text:p>
            <text:p text:style-name="P10"><text:span text:style-name="T9">152.118.28.2</text:span></text:p>
          </draw:text-box>
        </draw:frame>
        <draw:frame draw:style-name="gr2" draw:text-style-name="P11" draw:layer="layout" svg:width="5.944cm" svg:height="1.825cm" svg:x="12.232cm" svg:y="15.457cm">
          <draw:text-box>
            <text:p text:style-name="P10"><text:span text:style-name="T9"/></text:p>
            <text:p text:style-name="P10"><text:span text:style-name="T9">152.118.24.0/24</text:span></text:p>
          </draw:text-box>
        </draw:frame>
        <draw:line draw:style-name="gr6" draw:text-style-name="P12" draw:layer="layout" svg:x1="10.353cm" svg:y1="20.362cm" svg:x2="9.126cm" svg:y2="17.218cm">
          <text:p text:style-name="P1"/>
        </draw:line>
        <draw:line draw:style-name="gr4" draw:text-style-name="P12" draw:layer="layout" svg:x1="8.973cm" svg:y1="16.029cm" svg:x2="8.973cm" svg:y2="14.112cm">
          <text:p text:style-name="P1"/>
        </draw:line>
        <draw:frame draw:style-name="gr7" draw:text-style-name="P14" draw:layer="layout" svg:width="3.8cm" svg:height="1.038cm" svg:x="7.209cm" svg:y="12.846cm">
          <draw:text-box>
            <text:p text:style-name="P1"><text:span text:style-name="T9">DEFAULT</text:span></text:p>
          </draw:text-box>
        </draw:frame>
        <draw:frame draw:style-name="gr2" draw:text-style-name="P11" draw:layer="layout" svg:width="5.944cm" svg:height="1.825cm" svg:x="22.047cm" svg:y="14.577cm">
          <draw:text-box>
            <text:p text:style-name="P10"><text:span text:style-name="T9">www.eng.ui.edu</text:span></text:p>
            <text:p text:style-name="P10"><text:span text:style-name="T9">152.118.148.4</text:span></text:p>
          </draw:text-box>
        </draw:frame>
        <draw:line draw:style-name="gr4" draw:text-style-name="P12" draw:layer="layout" svg:x1="21.09cm" svg:y1="20.285cm" svg:x2="24.349cm" svg:y2="16.489cm">
          <text:p text:style-name="P1"/>
        </draw:line>
        <draw:line draw:style-name="gr6" draw:text-style-name="P12" draw:layer="layout" svg:x1="10.354cm" svg:y1="20.362cm" svg:x2="21.128cm" svg:y2="20.362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draw:frame presentation:style-name="pr5" draw:text-style-name="P1" draw:layer="layout" svg:width="25.191cm" svg:height="3.257cm" svg:x="1.3cm" svg:y="0.125cm" presentation:class="title">
          <draw:text-box>
            <text:p text:style-name="P1">Laporan Akhir</text:p>
          </draw:text-box>
        </draw:frame>
        <draw:frame presentation:style-name="pr6" draw:text-style-name="P7" draw:layer="layout" svg:width="25.191cm" svg:height="13.613cm" svg:x="1.399cm" svg:y="4.915cm" presentation:class="outline">
          <draw:text-box>
            <text:list text:style-name="L2">
              <text:list-item>
                <text:p text:style-name="P7">29 Mei 2008</text:p>
              </text:list-item>
            </text:list>
            <text:list text:style-name="L2">
              <text:list-item>
                <text:p text:style-name="P7">presentasi+tanya jawab @ 30 me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716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_29__20_2008_20_All_20_Rights_20_Reversed_2c__20_All_20_Wrongs_20_Corrected_20_--_20_Permission_20_is_20_granted_20_for_20_whatever_21_" style:display-name="c) 2008 All Rights Reversed, All Wrongs Corrected -- Permission is granted for whatever!" style:family="graphic">
      <style:paragraph-properties style:text-autospace="none"/>
      <style:text-properties fo:font-family="'Nimbus Sans L', Arial" style:font-family-generic="swiss" style:font-pitch="variable" fo:font-size="7pt" fo:language="en" fo:country="US" fo:font-style="normal" fo:font-weight="normal" style:font-family-complex="'Nimbus Sans L', Arial" style:font-family-generic-complex="swiss" style:font-pitch-complex="variable" style:font-size-complex="7pt"/>
    </style:style>
    <style:style style:name="_28_" style:display-name="(" style:family="graphic">
      <style:paragraph-properties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family="'Nimbus Sans L', Arial" style:font-family-generic="swiss" style:font-pitch="variable" fo:font-size="7pt" fo:language="en" fo:country="US" fo:font-style="normal" fo:font-weight="bold" style:language-asian="en" style:country-asian="US" style:font-family-complex="'Nimbus Sans L', Arial" style:font-family-generic-complex="swiss" style:font-pitch-complex="variable" style:font-size-complex="7pt" style:font-weight-complex="bold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Blue" style:page-layout-name="PM1" draw:style-name="dp1">
      <draw:frame presentation:style-name="pr1" draw:text-style-name="P3" draw:layer="backgroundobjects" svg:width="25.191cm" svg:height="3.507cm" svg:x="1.3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26.534cm" svg:height="1.448cm" svg:x="1.034cm" svg:y="19.135cm" presentation:class="page-number">
        <draw:text-box>
          <text:p text:style-name="P2"><text:span text:style-name="T1">(c) 2008 All Rights Reversed, All Wrongs Corrected -- Permission is granted for whatever!</text:span></text:p>
          <text:p text:style-name="P2"><text:span text:style-name="T1">Rahmat M. Samik-Ibrahim -- http://rms46.vlsm.org/2/169.pdf -- </text:span><text:span text:style-name="T2">Revision 08-04-10-00</text:span><text:span text:style-name="T1"> <text:s text:c="6"/></text:span><text:span text:style-name="T1"><text:page-number>&lt;number&gt;</text:page-number></text:span></text:p>
        </draw:text-box>
      </draw:frame>
      <draw:frame presentation:style-name="pr3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4-10T11:36:38</meta:creation-date>
    <dc:date>2008-05-15T09:34:12</dc:date>
    <meta:editing-cycles>44</meta:editing-cycles>
    <meta:editing-duration>PT8H56M18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